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JXPathBinding.doLoad( Widget frmModel , JXPathContext jct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vaScriptJXPathBinding.doSave( Widget frmModel , JXPathContext jct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vaScriptJXPathBinding.JavaScriptJXPathBinding( JXPathBindingBuilderBase . CommonAttributes commonAtts , String id , String path , Script loadScript , Script save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